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280000046BA2C5DA0A117A897F.png" manifest:media-type="image/png"/>
  <manifest:file-entry manifest:full-path="Pictures/10000001000002FE00000473420A7E4B433C833D.png" manifest:media-type="image/png"/>
  <manifest:file-entry manifest:full-path="Pictures/100000010000029A000002E5932DDB8828C1BE7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85/content.xml" manifest:media-type="text/xml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Thumbnails/thumbnail.png" manifest:media-type="image/png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Replacements/Object 5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0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" manifest:media-type=""/>
  <manifest:file-entry manifest:full-path="ObjectReplacements/Object 61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textarea-horizontal-align="justify" draw:textarea-vertical-align="middle" draw:auto-grow-height="false" fo:min-height="2.856cm" fo:min-width="8.294cm"/>
    </style:style>
    <style:style style:name="gr31" style:family="graphic" style:parent-style-name="objectwithoutfill">
      <style:graphic-properties draw:marker-end="Arrowheads_20_1" draw:marker-end-width="0.3cm" draw:fill="none" draw:textarea-vertical-align="middle"/>
    </style:style>
    <style:style style:name="gr32" style:family="graphic" style:parent-style-name="objectwithoutfill">
      <style:graphic-properties draw:marker-end="Arrowheads_20_2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38" style:family="graphic" style:parent-style-name="objectwithoutfill">
      <style:graphic-properties draw:stroke="dash" draw:stroke-dash="Long_20_Dot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44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45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frame draw:style-name="gr29" draw:text-style-name="P2" draw:layer="layout" svg:width="17.299cm" svg:height="25.939cm" svg:x="2.125cm" svg:y="0.993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29" draw:text-style-name="P2" draw:layer="layout" svg:width="17.62cm" svg:height="19.605cm" svg:x="1.965cm" svg:y="4.16cm">
          <draw:image xlink:href="Pictures/100000010000029A000002E5932DDB8828C1BE78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line draw:style-name="gr3" draw:text-style-name="P2" draw:layer="layout" svg:x1="0.25cm" svg:y1="5.5cm" svg:x2="0.25cm" svg:y2="10cm">
          <text:p/>
        </draw:line>
        <draw:line draw:style-name="gr12" draw:text-style-name="P2" draw:layer="layout" svg:x1="2.804cm" svg:y1="9.404cm" svg:x2="5.804cm" svg:y2="9.354cm">
          <text:p/>
        </draw:line>
        <draw:line draw:style-name="gr12" draw:text-style-name="P2" draw:layer="layout" svg:x1="2.804cm" svg:y1="9.354cm" svg:x2="2.754cm" svg:y2="6.304cm">
          <text:p/>
        </draw:line>
        <draw:frame draw:style-name="gr4" draw:text-style-name="P3" draw:layer="layout" svg:width="0.551cm" svg:height="0.47cm" svg:x="1.075cm" svg:y="5.2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3" draw:layer="layout" svg:width="0.551cm" svg:height="0.47cm" svg:x="1.075cm" svg:y="4.6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51cm" svg:height="0.47cm" svg:x="6.076cm" svg:y="9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2.476cm" svg:y="5.6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2" draw:text-style-name="P2" draw:layer="layout" svg:x1="9.105cm" svg:y1="11.704cm" svg:x2="12.105cm" svg:y2="11.654cm">
          <text:p/>
        </draw:line>
        <draw:line draw:style-name="gr12" draw:text-style-name="P2" draw:layer="layout" svg:x1="9.105cm" svg:y1="11.654cm" svg:x2="9.055cm" svg:y2="8.604cm">
          <text:p/>
        </draw:line>
        <draw:frame draw:style-name="gr4" draw:text-style-name="P3" draw:layer="layout" svg:width="0.551cm" svg:height="0.47cm" svg:x="12.377cm" svg:y="11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551cm" svg:height="0.47cm" svg:x="8.777cm" svg:y="7.9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5.805cm" svg:y1="9.404cm" svg:x2="18.805cm" svg:y2="9.354cm">
          <text:p/>
        </draw:line>
        <draw:line draw:style-name="gr12" draw:text-style-name="P2" draw:layer="layout" svg:x1="15.805cm" svg:y1="9.354cm" svg:x2="15.755cm" svg:y2="6.304cm">
          <text:p/>
        </draw:line>
        <draw:frame draw:style-name="gr4" draw:text-style-name="P3" draw:layer="layout" svg:width="0.551cm" svg:height="0.47cm" svg:x="19.077cm" svg:y="9.0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551cm" svg:height="0.47cm" svg:x="15.477cm" svg:y="5.6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line draw:style-name="gr12" draw:text-style-name="P2" draw:layer="layout" svg:x1="2.805cm" svg:y1="20.204cm" svg:x2="5.805cm" svg:y2="20.154cm">
          <text:p/>
        </draw:line>
        <draw:line draw:style-name="gr12" draw:text-style-name="P2" draw:layer="layout" svg:x1="2.805cm" svg:y1="20.154cm" svg:x2="2.755cm" svg:y2="17.104cm">
          <text:p/>
        </draw:line>
        <draw:frame draw:style-name="gr4" draw:text-style-name="P3" draw:layer="layout" svg:width="0.551cm" svg:height="0.47cm" svg:x="6.077cm" svg:y="19.8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4" draw:text-style-name="P3" draw:layer="layout" svg:width="0.551cm" svg:height="0.47cm" svg:x="2.477cm" svg:y="16.4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line draw:style-name="gr12" draw:text-style-name="P2" draw:layer="layout" svg:x1="2.806cm" svg:y1="25.204cm" svg:x2="5.806cm" svg:y2="25.154cm">
          <text:p/>
        </draw:line>
        <draw:line draw:style-name="gr12" draw:text-style-name="P2" draw:layer="layout" svg:x1="2.806cm" svg:y1="25.154cm" svg:x2="2.756cm" svg:y2="22.104cm">
          <text:p/>
        </draw:line>
        <draw:frame draw:style-name="gr4" draw:text-style-name="P3" draw:layer="layout" svg:width="0.551cm" svg:height="0.47cm" svg:x="6.078cm" svg:y="24.8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2.478cm" svg:y="21.4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2.806cm" svg:y1="16.304cm" svg:x2="5.806cm" svg:y2="16.254cm">
          <text:p/>
        </draw:line>
        <draw:line draw:style-name="gr12" draw:text-style-name="P2" draw:layer="layout" svg:x1="2.806cm" svg:y1="16.254cm" svg:x2="2.756cm" svg:y2="13.204cm">
          <text:p/>
        </draw:line>
        <draw:frame draw:style-name="gr4" draw:text-style-name="P3" draw:layer="layout" svg:width="0.551cm" svg:height="0.47cm" svg:x="6.078cm" svg:y="15.9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4" draw:text-style-name="P3" draw:layer="layout" svg:width="0.551cm" svg:height="0.47cm" svg:x="2.478cm" svg:y="11.3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3" draw:layer="layout" svg:width="0.551cm" svg:height="0.47cm" svg:x="2.479cm" svg:y="17.5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line draw:style-name="gr12" draw:text-style-name="P2" draw:layer="layout" svg:x1="14.805cm" svg:y1="20.204cm" svg:x2="17.805cm" svg:y2="20.154cm">
          <text:p/>
        </draw:line>
        <draw:line draw:style-name="gr12" draw:text-style-name="P2" draw:layer="layout" svg:x1="14.805cm" svg:y1="20.154cm" svg:x2="14.755cm" svg:y2="17.104cm">
          <text:p/>
        </draw:line>
        <draw:frame draw:style-name="gr4" draw:text-style-name="P3" draw:layer="layout" svg:width="0.551cm" svg:height="0.47cm" svg:x="18.077cm" svg:y="19.8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0.551cm" svg:height="0.47cm" svg:x="14.477cm" svg:y="16.4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line draw:style-name="gr12" draw:text-style-name="P2" draw:layer="layout" svg:x1="14.806cm" svg:y1="25.204cm" svg:x2="17.806cm" svg:y2="25.154cm">
          <text:p/>
        </draw:line>
        <draw:line draw:style-name="gr12" draw:text-style-name="P2" draw:layer="layout" svg:x1="14.806cm" svg:y1="25.154cm" svg:x2="14.756cm" svg:y2="22.104cm">
          <text:p/>
        </draw:line>
        <draw:frame draw:style-name="gr4" draw:text-style-name="P3" draw:layer="layout" svg:width="0.551cm" svg:height="0.47cm" svg:x="18.078cm" svg:y="24.8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0.551cm" svg:height="0.47cm" svg:x="14.478cm" svg:y="21.4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line draw:style-name="gr12" draw:text-style-name="P2" draw:layer="layout" svg:x1="14.806cm" svg:y1="16.304cm" svg:x2="17.806cm" svg:y2="16.254cm">
          <text:p/>
        </draw:line>
        <draw:line draw:style-name="gr12" draw:text-style-name="P2" draw:layer="layout" svg:x1="14.806cm" svg:y1="16.254cm" svg:x2="14.756cm" svg:y2="13.204cm">
          <text:p/>
        </draw:line>
        <draw:frame draw:style-name="gr4" draw:text-style-name="P3" draw:layer="layout" svg:width="0.551cm" svg:height="0.47cm" svg:x="18.078cm" svg:y="15.9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0.551cm" svg:height="0.47cm" svg:x="13.478cm" svg:y="14.2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0.551cm" svg:height="0.47cm" svg:x="14.479cm" svg:y="17.5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custom-shape draw:style-name="gr30" draw:text-style-name="P3" draw:layer="layout" svg:width="9.75cm" svg:height="4.4cm" svg:x="5.25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cm" svg:y1="5.7cm" svg:x2="11.55cm" svg:y2="1.45cm">
          <text:p/>
        </draw:line>
        <draw:line draw:style-name="gr3" draw:text-style-name="P2" draw:layer="layout" svg:x1="8.1cm" svg:y1="5.8cm" svg:x2="8.1cm" svg:y2="1.3cm">
          <text:p/>
        </draw:line>
      </draw:page>
      <draw:page draw:name="page8" draw:style-name="dp1" draw:master-page-name="Default">
        <draw:frame draw:style-name="gr29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30" draw:text-style-name="P3" draw:layer="layout" svg:width="9.75cm" svg:height="4.4cm" svg:x="5.251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1cm" svg:y1="5.7cm" svg:x2="11.551cm" svg:y2="1.45cm">
          <text:p/>
        </draw:line>
        <draw:line draw:style-name="gr3" draw:text-style-name="P2" draw:layer="layout" svg:x1="8.101cm" svg:y1="5.8cm" svg:x2="8.101cm" svg:y2="1.3cm">
          <text:p/>
        </draw:line>
        <draw:line draw:style-name="gr12" draw:text-style-name="P2" draw:layer="layout" svg:x1="2.506cm" svg:y1="11.704cm" svg:x2="5.506cm" svg:y2="11.654cm">
          <text:p/>
        </draw:line>
        <draw:line draw:style-name="gr12" draw:text-style-name="P2" draw:layer="layout" svg:x1="2.506cm" svg:y1="11.654cm" svg:x2="2.456cm" svg:y2="8.604cm">
          <text:p/>
        </draw:line>
        <draw:frame draw:style-name="gr4" draw:text-style-name="P3" draw:layer="layout" svg:width="0.551cm" svg:height="0.47cm" svg:x="5.778cm" svg:y="11.3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2.178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</draw:page>
      <draw:page draw:name="page10" draw:style-name="dp1" draw:master-page-name="Default">
        <draw:custom-shape draw:style-name="gr30" draw:text-style-name="P3" draw:layer="layout" svg:width="9.75cm" svg:height="4.4cm" svg:x="5.352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652cm" svg:y1="5.7cm" svg:x2="11.652cm" svg:y2="1.45cm">
          <text:p/>
        </draw:line>
        <draw:line draw:style-name="gr3" draw:text-style-name="P2" draw:layer="layout" svg:x1="8.202cm" svg:y1="5.8cm" svg:x2="8.202cm" svg:y2="1.3cm">
          <text:p/>
        </draw:line>
      </draw:page>
      <draw:page draw:name="page11" draw:style-name="dp1" draw:master-page-name="Default">
        <draw:frame draw:style-name="gr29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29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/>
      <draw:page draw:name="page14" draw:style-name="dp1" draw:master-page-name="Default">
        <draw:frame draw:style-name="gr29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5" draw:style-name="dp1" draw:master-page-name="Default"/>
      <draw:page draw:name="page16" draw:style-name="dp1" draw:master-page-name="Default">
        <draw:frame draw:style-name="gr29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29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29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line draw:style-name="gr31" draw:text-style-name="P2" draw:layer="layout" svg:x1="6.081cm" svg:y1="16.875cm" svg:x2="17.511cm" svg:y2="16.875cm">
          <text:p/>
        </draw:line>
        <draw:line draw:style-name="gr32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33" draw:text-style-name="P7" draw:layer="layout" svg:width="2.217cm" svg:height="0.962cm" svg:x="15.853cm" svg:y="11.562cm">
          <draw:text-box>
            <text:p>S=GK</text:p>
          </draw:text-box>
        </draw:frame>
        <draw:frame draw:style-name="gr34" draw:text-style-name="P7" draw:layer="layout" svg:width="1.205cm" svg:height="1.673cm" svg:x="4.493cm" svg:y="7.35cm">
          <draw:text-box>
            <text:p/>
            <text:p/>
          </draw:text-box>
        </draw:frame>
        <draw:frame draw:style-name="gr35" draw:text-style-name="P7" draw:layer="layout" svg:width="0.925cm" svg:height="0.962cm" svg:x="18.146cm" svg:y="16.864cm">
          <draw:text-box>
            <text:p>X</text:p>
          </draw:text-box>
        </draw:frame>
        <draw:frame draw:style-name="gr35" draw:text-style-name="P7" draw:layer="layout" svg:width="0.925cm" svg:height="0.962cm" svg:x="4.811cm" svg:y="5.445cm">
          <draw:text-box>
            <text:p>P</text:p>
          </draw:text-box>
        </draw:frame>
        <draw:frame draw:style-name="gr36" draw:text-style-name="P7" draw:layer="layout" svg:width="1.907cm" svg:height="0.962cm" svg:x="3.858cm" svg:y="7.35cm">
          <draw:text-box>
            <text:p>5000</text:p>
          </draw:text-box>
        </draw:frame>
        <draw:frame draw:style-name="gr36" draw:text-style-name="P7" draw:layer="layout" svg:width="1.907cm" svg:height="0.962cm" svg:x="16.241cm" svg:y="17.827cm">
          <draw:text-box>
            <text:p>2500</text:p>
          </draw:text-box>
        </draw:frame>
        <draw:frame draw:style-name="gr35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36" draw:text-style-name="P7" draw:layer="layout" svg:width="1.907cm" svg:height="0.962cm" svg:x="11.559cm" svg:y="17.518cm">
          <draw:text-box>
            <text:p>1250</text:p>
          </draw:text-box>
        </draw:frame>
        <draw:frame draw:style-name="gr37" draw:text-style-name="P7" draw:layer="layout" svg:width="1.556cm" svg:height="0.962cm" svg:x="7.938cm" svg:y="17.21cm">
          <draw:text-box>
            <text:p>500</text:p>
          </draw:text-box>
        </draw:frame>
        <draw:frame draw:style-name="gr36" draw:text-style-name="P7" draw:layer="layout" svg:width="1.907cm" svg:height="0.962cm" svg:x="3.776cm" svg:y="9.36cm">
          <draw:text-box>
            <text:p>4000</text:p>
          </draw:text-box>
        </draw:frame>
        <draw:line draw:style-name="gr38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36" draw:text-style-name="P7" draw:layer="layout" svg:width="1.907cm" svg:height="0.962cm" svg:x="3.776cm" svg:y="11.347cm">
          <draw:text-box>
            <text:p>3000</text:p>
          </draw:text-box>
        </draw:frame>
        <draw:frame draw:style-name="gr39" draw:text-style-name="P7" draw:layer="layout" svg:width="1.175cm" svg:height="0.962cm" svg:x="11.413cm" svg:y="15.922cm">
          <draw:text-box>
            <text:p>GI</text:p>
          </draw:text-box>
        </draw:frame>
        <draw:frame draw:style-name="gr40" draw:text-style-name="P7" draw:layer="layout" svg:width="1.421cm" svg:height="0.962cm" svg:x="6.416cm" svg:y="8.99cm">
          <draw:text-box>
            <text:p>KO</text:p>
          </draw:text-box>
        </draw:frame>
        <draw:frame draw:style-name="gr41" draw:text-style-name="P7" draw:layer="layout" svg:width="1.383cm" svg:height="0.962cm" svg:x="9.008cm" svg:y="11.012cm">
          <draw:text-box>
            <text:p>DV</text:p>
          </draw:text-box>
        </draw:frame>
        <draw:frame draw:style-name="gr42" draw:text-style-name="P7" draw:layer="layout" svg:width="2.123cm" svg:height="0.962cm" svg:x="6.533cm" svg:y="10.795cm">
          <draw:text-box>
            <text:p>PO</text:p>
          </draw:text-box>
        </draw:frame>
        <draw:frame draw:style-name="gr43" draw:text-style-name="P7" draw:layer="layout" svg:width="1.907cm" svg:height="1.28cm" svg:x="9.981cm" svg:y="17.495cm">
          <draw:text-box>
            <text:p>1000</text:p>
          </draw:text-box>
        </draw:frame>
        <draw:line draw:style-name="gr44" draw:text-style-name="P2" draw:layer="layout" svg:x1="8.738cm" svg:y1="16.875cm" svg:x2="8.738cm" svg:y2="9.89cm">
          <text:p/>
        </draw:line>
        <draw:line draw:style-name="gr44" draw:text-style-name="P2" draw:layer="layout" svg:x1="9.738cm" svg:y1="16.876cm" svg:x2="9.573cm" svg:y2="10.525cm">
          <text:p/>
        </draw:line>
        <draw:line draw:style-name="gr38" draw:text-style-name="P2" draw:layer="layout" svg:x1="6.082cm" svg:y1="10.507cm" svg:x2="9.573cm" svg:y2="10.525cm">
          <text:p/>
        </draw:line>
        <draw:frame draw:style-name="gr36" draw:text-style-name="P7" draw:layer="layout" svg:width="1.907cm" svg:height="0.962cm" svg:x="4.176cm" svg:y="10.525cm">
          <draw:text-box>
            <text:p>3800</text:p>
          </draw:text-box>
        </draw:frame>
        <draw:frame draw:style-name="gr37" draw:text-style-name="P7" draw:layer="layout" svg:width="1.556cm" svg:height="0.962cm" svg:x="9.256cm" svg:y="17.192cm">
          <draw:text-box>
            <text:p>600</text:p>
          </draw:text-box>
        </draw:frame>
        <draw:custom-shape draw:style-name="gr45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0" draw:style-name="dp1" draw:master-page-name="Default">
        <draw:frame draw:style-name="gr29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29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29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29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frame draw:style-name="gr29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8-25T14:41:14.427104948</dc:date>
    <meta:editing-duration>PT4H48M3S</meta:editing-duration>
    <meta:editing-cycles>60</meta:editing-cycles>
    <meta:generator>LibreOffice/7.3.3.2$Linux_X86_64 LibreOffice_project/30$Build-2</meta:generator>
    <meta:document-statistic meta:object-count="330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i>K</mi>
    <annotation encoding="StarMath 5.0">K</annotation>
  </semantics>
</math>
</file>

<file path=Object 101/content.xml><?xml version="1.0" encoding="utf-8"?>
<math xmlns="http://www.w3.org/1998/Math/MathML" display="block">
  <semantics>
    <mi>N</mi>
    <annotation encoding="StarMath 5.0">N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4/content.xml><?xml version="1.0" encoding="utf-8"?>
<math xmlns="http://www.w3.org/1998/Math/MathML" display="block">
  <semantics>
    <mi>N</mi>
    <annotation encoding="StarMath 5.0">N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K</mi>
    <annotation encoding="StarMath 5.0">K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N</mi>
    <annotation encoding="StarMath 5.0">N</annotation>
  </semantics>
</math>
</file>

<file path=Object 86/content.xml><?xml version="1.0" encoding="utf-8"?>
<math xmlns="http://www.w3.org/1998/Math/MathML" display="block">
  <semantics>
    <mi>N</mi>
    <annotation encoding="StarMath 5.0">N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K</mi>
    <annotation encoding="StarMath 5.0">K</annotation>
  </semantics>
</math>
</file>

<file path=Object 92/content.xml><?xml version="1.0" encoding="utf-8"?>
<math xmlns="http://www.w3.org/1998/Math/MathML" display="block">
  <semantics>
    <mi>N</mi>
    <annotation encoding="StarMath 5.0">N</annotation>
  </semantics>
</math>
</file>

<file path=Object 93/content.xml><?xml version="1.0" encoding="utf-8"?>
<math xmlns="http://www.w3.org/1998/Math/MathML" display="block">
  <semantics>
    <mi>K</mi>
    <annotation encoding="StarMath 5.0">K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i>N</mi>
    <annotation encoding="StarMath 5.0">N</annotation>
  </semantics>
</math>
</file>

<file path=Object 98/content.xml><?xml version="1.0" encoding="utf-8"?>
<math xmlns="http://www.w3.org/1998/Math/MathML" display="block">
  <semantics>
    <mi>K</mi>
    <annotation encoding="StarMath 5.0">K</annotation>
  </semantics>
</math>
</file>

<file path=Object 99/content.xml><?xml version="1.0" encoding="utf-8"?>
<math xmlns="http://www.w3.org/1998/Math/MathML" display="block">
  <semantics>
    <mi>N</mi>
    <annotation encoding="StarMath 5.0">N</annotation>
  </semantics>
</math>
</file>